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40000000E433891CC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0000000004B0000012C8067281A.png"/>
  <manifest:file-entry manifest:media-type="image/gif" manifest:full-path="Pictures/10000000000001320000008D74FD3588.gif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OoConf_20_2006-title">
      <style:graphic-properties draw:fill-color="#ffffff" draw:auto-grow-height="true" fo:min-height="1.91cm"/>
    </style:style>
    <style:style style:name="pr2" style:family="presentation" style:parent-style-name="OOoConf_20_2006-subtitle">
      <style:graphic-properties draw:fill-color="#ffffff" fo:min-height="15.142cm"/>
    </style:style>
    <style:style style:name="pr3" style:family="presentation" style:parent-style-name="OOoConf_20_2006-notes" style:list-style-name="L3">
      <style:graphic-properties draw:fill-color="#ffffff" draw:auto-grow-height="true" fo:min-height="11.413cm"/>
    </style:style>
    <style:style style:name="P1" style:family="paragraph">
      <style:paragraph-properties fo:margin-left="1.5cm" fo:margin-right="0cm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Conf_20_2006" presentation:presentation-page-layout-name="AL1T0">
        <office:forms form:automatic-focus="false" form:apply-design-mode="false"/>
        <draw:frame presentation:style-name="pr1" draw:text-style-name="P1" draw:layer="layout" svg:width="16.281cm" svg:height="1.91cm" svg:x="0.418cm" svg:y="0.26cm" presentation:class="title">
          <draw:text-box>
            <text:p text:style-name="P1">General Stream</text:p>
          </draw:text-box>
        </draw:frame>
        <draw:frame presentation:style-name="pr2" draw:layer="layout" svg:width="23.624cm" svg:height="15.142cm" svg:x="3.779cm" svg:y="3.905cm" presentation:class="subtitle">
          <draw:text-box>
            <text:p text:style-name="P2">Presentation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15cm" svg:height="2.957cm" svg:x="3.641cm" svg:y="5.246cm" draw:page-number="1" presentation:class="page"/>
          <draw:frame presentation:style-name="pr3" draw:text-style-name="P3" draw:layer="layout" svg:width="14.515cm" svg:height="11.413cm" svg:x="3.249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geNb" style:family="graphic" style:parent-style-name="standard">
      <style:graphic-properties draw:stroke="none" draw:stroke-dash="Dash_20_1" draw:fill="none" draw:fill-gradient-name="Gradient_20_7" draw:fill-hatch-name="Hatch_20_4" draw:fill-image-name="Bitmape_20_5" draw:fill-image-width="0cm" draw:fill-image-height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TitreChapitre" style:family="graphic" style:parent-style-name="standard">
      <style:graphic-properties draw:stroke="none" draw:stroke-dash="Dash_20_1" draw:fill="none" draw:fill-gradient-name="Gradient_20_8" draw:fill-hatch-name="Hatch_20_4" draw:fill-image-name="Bitmape_20_5" draw:fill-image-width="0cm" draw:fill-image-height="0cm">
        <text:list-style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OOoConf_20_2006-title" style:display-name="OOoConf 2006-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space-before="1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5cm" fo:margin-right="0cm" fo:text-align="start" text:enable-numbering="false" fo:text-indent="0cm">
        <style:tab-stops/>
      </style:paragraph-properties>
      <style:text-properties fo:color="#666699" style:text-outline="false" style:text-line-through-style="none" fo:font-family="'Bitstream Vera Sans'" style:font-style-name="Gras" style:font-pitch="variable" fo:font-size="36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OOoConf_20_2006-subtitle" style:display-name="OOoConf 2006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666699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OOoConf_20_2006-background" style:display-name="OOoConf 2006-background" style:family="presentation">
      <style:graphic-properties draw:stroke="none" draw:fill="none"/>
    </style:style>
    <style:style style:name="OOoConf_20_2006-backgroundobjects" style:display-name="OOoConf 2006-backgroundobjects" style:family="presentation">
      <style:graphic-properties draw:stroke="none" draw:fill="none" draw:fill-image-width="0cm" draw:fill-image-height="0cm" draw:shadow="hidden" draw:shadow-offset-x="0.3cm" draw:shadow-offset-y="0.3cm" draw:shadow-color="#808080"/>
    </style:style>
    <style:style style:name="OOoConf_20_2006-notes" style:display-name="OOoConf 2006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OOoConf_20_2006-outline1" style:display-name="OOoConf 2006-outline1" style:family="presentation">
      <style:graphic-properties draw:stroke="none" draw:fill="none">
        <text:list-style>
          <text:list-level-style-image text:level="1" xlink:href="Pictures/10000000000000340000000E433891CC.png" xlink:type="simple" xlink:show="embed" xlink:actuate="onLoad">
            <style:list-level-properties text:space-before="0.3cm" text:min-label-width="0.9cm" style:vertical-pos="middle" style:vertical-rel="line" fo:width="1.2cm" fo:height="0.323cm"/>
          </text:list-level-style-image>
          <text:list-level-style-bullet text:level="2" text:bullet-char="•">
            <style:list-level-properties text:space-before="1.6cm" text:min-label-width="0.8cm"/>
            <style:text-properties fo:font-family="'Bitstream Vera Sans'" style:font-family-generic="swiss" style:font-pitch="variable" fo:color="#9999cc" fo:font-size="150%"/>
          </text:list-level-style-bullet>
          <text:list-level-style-bullet text:level="3" text:bullet-char="o">
            <style:list-level-properties text:space-before="3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4" text:bullet-char="o">
            <style:list-level-properties text:space-before="4.2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5" text:bullet-char="o">
            <style:list-level-properties text:space-before="5.4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6" text:bullet-char="o">
            <style:list-level-properties text:space-before="6.6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7" text:bullet-char="o">
            <style:list-level-properties text:space-before="7.8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8" text:bullet-char="o">
            <style:list-level-properties text:space-before="9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9" text:bullet-char="o">
            <style:list-level-properties text:space-before="10.2cm" text:min-label-width="0.6cm"/>
            <style:text-properties fo:font-family="'Bitstream Vera Sans'" style:font-family-generic="swiss" style:font-pitch="variable" fo:color="#9999cc" fo:font-size="90%"/>
          </text:list-level-style-bullet>
        </text:list-style>
      </style:graphic-properties>
      <style:paragraph-properties fo:margin-left="1.046cm" fo:margin-right="0cm" fo:margin-top="0cm" fo:margin-bottom="0.434cm" text:enable-numbering="true" fo:text-indent="0cm"/>
      <style:text-properties fo:color="#333366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OOoConf_20_2006-outline2" style:display-name="OOoConf 2006-outline2" style:family="presentation" style:parent-style-name="OOoConf_20_2006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OOoConf_20_2006-outline3" style:display-name="OOoConf 2006-outline3" style:family="presentation" style:parent-style-name="OOoConf_20_2006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OOoConf_20_2006-outline4" style:display-name="OOoConf 2006-outline4" style:family="presentation" style:parent-style-name="OOoConf_20_2006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Conf_20_2006-outline5" style:display-name="OOoConf 2006-outline5" style:family="presentation" style:parent-style-name="OOoConf_20_2006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Conf_20_2006-outline6" style:display-name="OOoConf 2006-outline6" style:family="presentation" style:parent-style-name="OOoConf_20_2006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Conf_20_2006-outline7" style:display-name="OOoConf 2006-outline7" style:family="presentation" style:parent-style-name="OOoConf_20_2006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Conf_20_2006-outline8" style:display-name="OOoConf 2006-outline8" style:family="presentation" style:parent-style-name="OOoConf_20_2006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Conf_20_2006-outline9" style:display-name="OOoConf 2006-outline9" style:family="presentation" style:parent-style-name="OOoConf_20_2006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5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PageNb">
      <style:graphic-properties draw:auto-grow-width="true" fo:min-height="0.824cm" fo:min-width="2.039cm"/>
    </style:style>
    <style:style style:name="gr5" style:family="graphic" style:parent-style-name="TitreChapitre">
      <style:graphic-properties draw:auto-grow-height="true" draw:auto-grow-width="false" fo:max-height="0cm" fo:min-height="0.78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OoConf_20_2006-title">
      <style:graphic-properties draw:fill-color="#ffffff" draw:auto-grow-height="false" fo:min-height="3.507cm"/>
    </style:style>
    <style:style style:name="pr2" style:family="presentation" style:parent-style-name="OOoConf_20_2006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.5cm" fo:margin-right="0cm" fo:text-indent="0cm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99cc" fo:font-size="90%"/>
      </text:list-level-style-number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fo:color="#9999cc" fo:font-size="90%"/>
      </text:list-level-style-bullet>
      <text:list-level-style-bullet text:level="3" text:bullet-char="○">
        <style:list-level-properties text:space-before="3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4" text:bullet-char="○">
        <style:list-level-properties text:space-before="4.2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5" text:bullet-char="○">
        <style:list-level-properties text:space-before="5.4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6" text:bullet-char="○">
        <style:list-level-properties text:space-before="6.6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7" text:bullet-char="○">
        <style:list-level-properties text:space-before="7.8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8" text:bullet-char="○">
        <style:list-level-properties text:space-before="9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9" text:bullet-char="○">
        <style:list-level-properties text:space-before="10.2cm" text:min-label-width="0.6cm"/>
        <style:text-properties fo:font-family="Arial" style:font-style-name="Normal" style:font-family-generic="swiss" style:font-pitch="variable" fo:color="#9999cc" fo:font-size="9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OOoConf_20_2006" style:display-name="OOoConf 2006" style:page-layout-name="PM1" draw:style-name="dp1">
      <office:forms form:automatic-focus="false" form:apply-design-mode="false"/>
      <draw:frame draw:style-name="gr3" draw:text-style-name="P3" draw:layer="backgroundobjects" svg:width="3.779cm" svg:height="21cm" svg:x="0cm" svg:y="0cm">
        <draw:image xlink:href="Pictures/100000000000004B0000012C8067281A.png" xlink:type="simple" xlink:show="embed" xlink:actuate="onLoad">
          <text:p text:style-name="P5"/>
        </draw:image>
      </draw:frame>
      <draw:frame presentation:style-name="pr1" draw:text-style-name="P5" draw:layer="backgroundobjects" svg:width="16.281cm" svg:height="1.909cm" svg:x="0.418cm" svg:y="0.26cm" presentation:class="title">
        <draw:text-box>
          <text:p text:style-name="P4">Short title</text:p>
        </draw:text-box>
      </draw:frame>
      <draw:frame presentation:style-name="pr2" draw:text-style-name="P6" draw:layer="backgroundobjects" svg:width="23.624cm" svg:height="15.392cm" svg:x="3.779cm" svg:y="3.78cm" presentation:class="outline">
        <draw:text-box>
          <text:list text:style-name="L3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045cm" svg:height="1.074cm" svg:x="23.614cm" svg:y="19.345cm">
        <draw:text-box>
          <text:p text:style-name="P15"><text:span text:style-name="T1"><text:page-number>&lt;number&gt;</text:page-number></text:span></text:p>
        </draw:text-box>
      </draw:frame>
      <draw:frame draw:style-name="gr5" draw:text-style-name="P16" draw:layer="backgroundobjects" svg:width="14.004cm" svg:height="1.031cm" svg:x="3.779cm" svg:y="19.345cm">
        <draw:text-box>
          <text:p text:style-name="P16"><text:span text:style-name="T1">Presentation title</text:span></text:p>
        </draw:text-box>
      </draw:frame>
      <draw:frame draw:style-name="gr6" draw:text-style-name="P3" draw:layer="backgroundobjects" svg:width="7cm" svg:height="3.225cm" svg:x="21cm" svg:y="0.27cm">
        <draw:image xlink:href="Pictures/10000000000001320000008D74FD3588.gif" xlink:type="simple" xlink:show="embed" xlink:actuate="onLoad">
          <text:p text:style-name="P5"/>
        </draw:image>
      </draw:frame>
      <presentation:notes style:page-layout-name="PM2">
        <office:forms form:automatic-focus="false" form:apply-design-mode="false"/>
        <draw:page-thumbnail presentation:style-name="OOoConf_20_2006-title" draw:layer="backgroundobjects" svg:width="13.715cm" svg:height="2.957cm" svg:x="3.641cm" svg:y="5.246cm" presentation:class="page"/>
        <draw:frame presentation:style-name="OOoConf_20_2006-notes" draw:layer="backgroundobjects" svg:width="14.515cm" svg:height="11.412cm" svg:x="3.249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ohn McCreesh</meta:initial-creator>
    <meta:creation-date>2007-04-22T15:50:42</meta:creation-date>
    <dc:creator>John McCreesh</dc:creator>
    <dc:date>2007-04-22T15:55:53</dc:date>
    <dc:language>en-GB</dc:language>
    <meta:editing-cycles>2</meta:editing-cycles>
    <meta:editing-duration>PT5M1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